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3.432cm"/>
    </style:style>
    <style:style style:name="co2" style:family="table-column">
      <style:table-column-properties fo:break-before="auto" style:column-width="1.94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75cm"/>
    </style:style>
    <style:style style:name="co5" style:family="table-column">
      <style:table-column-properties fo:break-before="auto" style:column-width="12.848cm"/>
    </style:style>
    <style:style style:name="co6" style:family="table-column">
      <style:table-column-properties fo:break-before="auto" style:column-width="1.752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4pt" fo:language="none" fo:country="none" fo:font-style="normal" fo:text-shadow="none" style:text-underline-style="none" fo:font-weight="bold" style:text-und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ext-properties style:font-name="Times New Roman" fo:font-weight="bold"/>
    </style:style>
    <style:style style:name="ce3" style:family="table-cell" style:parent-style-name="Default">
      <style:table-cell-properties fo:background-color="#99ccff"/>
      <style:text-properties style:use-window-font-color="true" style:text-outline="false" style:text-line-through-style="none" style:font-name="Times New Roman" fo:font-size="10pt" fo:language="none" fo:country="none" fo:font-style="normal" fo:text-shadow="none" style:text-underline-style="none" fo:font-weight="bold" style:text-und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none" fo:country="none" fo:font-style="normal" fo:text-shadow="none" style:text-underline-style="none" fo:font-weight="normal" style:text-und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Times New Roma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Times New Roman" fo:font-weight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Times New Roman" fo:font-weight="bold"/>
    </style:style>
    <style:style style:name="ce10" style:family="table-cell" style:parent-style-name="Default">
      <style:table-cell-properties fo:background-color="#ffb515" style:text-align-source="fix" style:repeat-content="false"/>
      <style:paragraph-properties fo:text-align="center" fo:margin-left="0cm"/>
      <style:text-properties style:font-name="Times New Roman" fo:font-weight="bold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style:font-name="Times New Roman" fo:font-weight="bold"/>
    </style:style>
    <style:style style:name="ce12" style:family="table-cell" style:parent-style-name="Default">
      <style:table-cell-properties fo:background-color="transparent"/>
      <style:text-properties style:font-name="Times New Roman"/>
    </style:style>
  </office:automatic-styles>
  <office:body>
    <office:spreadsheet>
      <table:table table:name="Grouped Task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7"/>
        <table:table-column table:style-name="co3" table:number-columns-repeated="254" table:default-cell-style-name="ce5"/>
        <table:table-row table:style-name="ro1">
          <table:table-cell table:style-name="ce1" office:value-type="string" table:number-columns-spanned="2" table:number-rows-spanned="1">
            <text:p>GenView TASKS regarding pathway part</text:p>
          </table:table-cell>
          <table:covered-table-cell table:style-name="ce5"/>
          <table:table-cell table:number-columns-repeated="254"/>
        </table:table-row>
        <table:table-row table:style-name="ro1">
          <table:table-cell table:style-name="ce1"/>
          <table:table-cell table:style-name="ce6"/>
          <table:table-cell table:number-columns-repeated="254"/>
        </table:table-row>
        <table:table-row table:style-name="ro2">
          <table:table-cell table:style-name="ce2" office:value-type="string">
            <text:p>TASK</text:p>
          </table:table-cell>
          <table:table-cell table:style-name="ce6" office:value-type="string">
            <text:p>PRIORITY</text:p>
          </table:table-cell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ViewRep</text:p>
          </table:table-cell>
          <table:covered-table-cell/>
          <table:table-cell table:number-columns-repeated="254"/>
        </table:table-row>
        <table:table-row table:style-name="ro2">
          <table:table-cell table:style-name="ce4" office:value-type="string">
            <text:p>Extend Date Explorer (pathway list, view list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IDI interface + Mixer ViewRep</text:p>
          </table:table-cell>
          <table:table-cell table:style-name="ce6" office:value-type="string">
            <text:p>?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ViewRep for creating new Sets/Storages/Selections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Drag &amp; drop of data on view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mmand implementation for each important ViewRep with key value pair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New ViewRep for Patient information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Table for viewing all patient data</text:p>
          </table:table-cell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 table:number-columns-repeated="251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2D PathwayViewer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Connection of pathway nodes to foreign nodes (concept!)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ouse-over item highlighting (+ identical visible items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rrect pathway neighborhood visualization (i.e. indirect connections)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New JGraph pathway layer view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Semantic-zoom, collapsing (concept!) - also in OpenGL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Data structure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Implementing selections data structure (for pathways, heatmaps, etc.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Enyzme -&gt; Gene mapping (request a special mapping from Mr. Asslaber)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New edge implementation to consider multiple connections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Search for Enzyme/Compound/Gene + highlighting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Import SBML data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Hierarchical graph data structure (for dendrograms and pathway levels)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>
            <text:p>OpenGL pathways</text:p>
          </table:table-cell>
          <table:table-cell table:style-name="ce11"/>
          <table:table-cell table:number-columns-repeated="254"/>
        </table:table-row>
        <table:table-row table:style-name="ro2">
          <table:table-cell table:style-name="ce4" office:value-type="string">
            <text:p>Multiple pathway layer view - including cross-references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OpenGL highlight of selections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Improve OpenGL pathway view (styles, alignment, etc.)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Pathway image loading in OpenGL pathway view (TGA - with transparency)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ne Tree concept (some kind of) <text:s/></text:p>
          </table:table-cell>
          <table:table-cell table:style-name="ce6" office:value-type="float" office:value="5">
            <text:p>5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WEKA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Integration of pathway data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Research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Further research to keep global view on topic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Papers planning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eeting with LKH partners - find out useful pathway/heatmap scenario</text:p>
          </table:table-cell>
          <table:table-cell table:style-name="ce8" office:value-type="float" office:value="1">
            <text:p>1</text:p>
          </table:table-cell>
          <table:table-cell table:number-columns-repeated="254"/>
        </table:table-row>
        <table:table-row table:style-name="ro2">
          <table:table-cell table:style-name="ce4"/>
          <table:table-cell table:style-name="ce6"/>
          <table:table-cell table:number-columns-repeated="254"/>
        </table:table-row>
        <table:table-row table:style-name="ro2">
          <table:table-cell table:style-name="ce3" office:value-type="string" table:number-columns-spanned="2" table:number-rows-spanned="1">
            <text:p>Others</text:p>
          </table:table-cell>
          <table:covered-table-cell table:style-name="ce6"/>
          <table:table-cell table:number-columns-repeated="254"/>
        </table:table-row>
        <table:table-row table:style-name="ro2">
          <table:table-cell table:style-name="ce4" office:value-type="string">
            <text:p>Progress bar on application bootstrapping (sticky)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Command Serialization (for exporting/saving and network app.)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Extending CommandManager with seperate UNDO stacks for data and view</text:p>
          </table:table-cell>
          <table:table-cell table:style-name="ce9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ultiple work station setup</text:p>
          </table:table-cell>
          <table:table-cell table:style-name="ce6" office:value-type="float" office:value="4">
            <text:p>4</text:p>
          </table:table-cell>
          <table:table-cell table:number-columns-repeated="254"/>
        </table:table-row>
        <table:table-row table:style-name="ro2">
          <table:table-cell table:style-name="ce4" office:value-type="string">
            <text:p>Multi-monitor setup - including new input devices</text:p>
          </table:table-cell>
          <table:table-cell table:style-name="ce10" office:value-type="float" office:value="2">
            <text:p>2</text:p>
          </table:table-cell>
          <table:table-cell table:number-columns-repeated="254"/>
        </table:table-row>
        <table:table-row table:style-name="ro2" table:number-rows-repeated="6548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anking" table:style-name="ta1" table:print="false">
        <office:forms form:automatic-focus="false" form:apply-design-mode="false"/>
        <table:table-column table:style-name="co4" table:default-cell-style-name="ce5"/>
        <table:table-column table:style-name="co5" table:default-cell-style-name="ce5"/>
        <table:table-column table:style-name="co6" table:default-cell-style-name="ce7"/>
        <table:table-column table:style-name="co3" table:number-columns-repeated="253" table:default-cell-style-name="ce5"/>
        <table:table-row table:style-name="ro1">
          <table:table-cell/>
          <table:table-cell table:style-name="ce1" office:value-type="string" table:number-columns-spanned="2" table:number-rows-spanned="1">
            <text:p>GenView TASKS regarding pathway part</text:p>
          </table:table-cell>
          <table:covered-table-cell table:style-name="ce5"/>
          <table:table-cell table:number-columns-repeated="253"/>
        </table:table-row>
        <table:table-row table:style-name="ro1">
          <table:table-cell/>
          <table:table-cell table:style-name="ce1"/>
          <table:table-cell table:style-name="ce6"/>
          <table:table-cell table:number-columns-repeated="253"/>
        </table:table-row>
        <table:table-row table:style-name="ro2">
          <table:table-cell/>
          <table:table-cell table:style-name="ce2" office:value-type="string">
            <text:p>TASK</text:p>
          </table:table-cell>
          <table:table-cell table:style-name="ce6" office:value-type="string">
            <text:p>PRIORITY</text:p>
          </table:table-cell>
          <table:table-cell table:number-columns-repeated="25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Further research to keep global view on topic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office:value-type="string">
            <text:p>Implementing selections data structure (for pathways, heatmaps, etc.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office:value-type="string">
            <text:p>Enyzme -&gt; Gene mapping (request a special mapping from Mr. Asslaber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office:value-type="string">
            <text:p>Paper planning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office:value-type="string">
            <text:p>Mouse-over item highlighting (+ identical visible items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office:value-type="string">
            <text:p>Command implementation for each important ViewRep with key value pair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 office:value-type="string">
            <text:p>Multiple pathway layer view - including cross-references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 office:value-type="string">
            <text:p>Extend Date Explorer (pathway list, view list)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4" office:value-type="string">
            <text:p>Integration of pathway data in WEKA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4" office:value-type="string">
            <text:p>Meeting with LKH partners - find out useful pathway/heatmap scenario</text:p>
          </table:table-cell>
          <table:table-cell table:style-name="ce8"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office:value-type="string">
            <text:p>OpenGL highlight of selections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office:value-type="string">
            <text:p>Hierarchical graph data structure (for dendrograms and pathway levels)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4" office:value-type="string">
            <text:p>Connection of pathway nodes to foreign nodes (concept!)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4" office:value-type="string">
            <text:p>Correct pathway neighborhood visualization (i.e. indirect connections)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4" office:value-type="string">
            <text:p>New ViewRep for Patient information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4" office:value-type="string">
            <text:p>Table for viewing all patient data</text:p>
          </table:table-cell>
          <table:table-cell table:style-name="ce10" office:value-type="float" office:value="2">
            <text:p>2</text:p>
          </table:table-cell>
          <table:table-cell table:number-columns-repeated="2"/>
          <table:table-cell table:style-name="ce12"/>
          <table:table-cell table:number-columns-repeated="250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4" office:value-type="string">
            <text:p>Multi-monitor setup - including new input devices</text:p>
          </table:table-cell>
          <table:table-cell table:style-name="ce10" office:value-type="float" office:value="2">
            <text:p>2</text:p>
          </table:table-cell>
          <table:table-cell table:number-columns-repeated="253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4" office:value-type="string">
            <text:p>ViewRep for creating new Sets/Storages/Selections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4" office:value-type="string">
            <text:p>Drag &amp; drop of data on view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4" office:value-type="string">
            <text:p>New edge implementation to consider multiple connections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4" office:value-type="string">
            <text:p>Search for Enzyme/Compound/Gene + highlighting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4" office:value-type="string">
            <text:p>Improve OpenGL pathway view (styles, alignment, etc.)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4" office:value-type="string">
            <text:p>New JGraph pathway layer view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4" office:value-type="string">
            <text:p>Extending CommandManager with seperate UNDO stacks for data and view</text:p>
          </table:table-cell>
          <table:table-cell table:style-name="ce9" office:value-type="float" office:value="3">
            <text:p>3</text:p>
          </table:table-cell>
          <table:table-cell table:number-columns-repeated="253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4" office:value-type="string">
            <text:p>Progress bar on application bootstrapping (sticky)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4" office:value-type="string">
            <text:p>Pathway image loading in OpenGL pathway view (TGA - with transparency)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4" office:value-type="string">
            <text:p>Command Serialization (for exporting/saving and network app.)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4" office:value-type="string">
            <text:p>Multiple work station setup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4" office:value-type="string">
            <text:p>Semantic-zoom, collapsing (concept!) - also in OpenGL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4" office:value-type="string">
            <text:p>Import SBML data</text:p>
          </table:table-cell>
          <table:table-cell table:style-name="ce6" office:value-type="float" office:value="4">
            <text:p>4</text:p>
          </table:table-cell>
          <table:table-cell table:number-columns-repeated="253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4" office:value-type="string">
            <text:p>Cone Tree concept (some kind of) <text:s/></text:p>
          </table:table-cell>
          <table:table-cell table:style-name="ce6" office:value-type="float" office:value="5">
            <text:p>5</text:p>
          </table:table-cell>
          <table:table-cell table:number-columns-repeated="253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4" office:value-type="string">
            <text:p>MIDI interface + Mixer ViewRep</text:p>
          </table:table-cell>
          <table:table-cell table:style-name="ce6" office:value-type="string">
            <text:p>?</text:p>
          </table:table-cell>
          <table:table-cell table:number-columns-repeated="253"/>
        </table:table-row>
        <table:table-row table:style-name="ro2" table:number-rows-repeated="14">
          <table:table-cell table:number-columns-repeated="2"/>
          <table:table-cell table:style-name="ce5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number-columns-repeated="2"/>
          <table:table-cell table:style-name="ce5"/>
          <table:table-cell table:number-columns-repeated="253"/>
        </table:table-row>
        <table:table-row table:style-name="ro2" table:number-rows-repeated="6548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5">15/11/2006</text:date>, <text:time>11:3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Marc</meta:initial-creator>
    <meta:creation-date>2006-11-15T10:32:55</meta:creation-date>
    <dc:creator>Marc</dc:creator>
    <dc:date>2006-11-15T11:33:34</dc:date>
    <meta:printed-by>Marc</meta:printed-by>
    <meta:print-date>2006-11-15T11:30:00</meta:print-date>
    <dc:language>en-AU</dc:language>
    <meta:editing-cycles>8</meta:editing-cycles>
    <meta:editing-duration>PT1H0M42S</meta:editing-duration>
    <meta:user-defined meta:name="Info 1"/>
    <meta:user-defined meta:name="Info 2"/>
    <meta:user-defined meta:name="Info 3"/>
    <meta:user-defined meta:name="Info 4"/>
    <meta:document-statistic meta:table-count="3" meta:cell-count="173"/>
  </office:meta>
</office:document-meta>
</file>